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67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1.576cm"/>
      <style:paragraph-properties style:writing-mode="lr-tb"/>
    </style:style>
    <style:style style:name="co1" style:family="table-column">
      <style:table-column-properties style:column-width="4.145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0.519cm" style:use-optimal-row-height="false"/>
    </style:style>
    <style:style style:name="ro2" style:family="table-row">
      <style:table-row-properties style:row-height="1.155cm" style:use-optimal-row-height="false"/>
    </style:style>
    <style:style style:name="ro3" style:family="table-row">
      <style:table-row-properties style:row-height="0.837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595cm" style:use-optimal-row-height="false"/>
    </style:style>
    <style:style style:name="ro6" style:family="table-row">
      <style:table-row-properties style:row-height="1.519cm" style:use-optimal-row-height="false"/>
    </style:style>
    <style:style style:name="ro7" style:family="table-row">
      <style:table-row-properties style:row-height="5.51cm" style:use-optimal-row-height="false"/>
    </style:style>
    <style:style style:name="ro8" style:family="table-row">
      <style:table-row-properties style:row-height="0.854cm" style:use-optimal-row-height="false"/>
    </style:style>
    <style:style style:name="ro9" style:family="table-row">
      <style:table-row-properties style:row-height="0.85cm" style:use-optimal-row-height="false"/>
    </style:style>
    <style:style style:name="ro10" style:family="table-row">
      <style:table-row-properties style:row-height="1.344cm" style:use-optimal-row-height="false"/>
    </style:style>
    <style:style style:name="ce1" style:family="table-cell">
      <style:text-properties fo:color="#ffffff" loext:opacity="100%" loext:color-lum-mod="100%" loext:color-lum-off="0%" fo:font-size="10pt"/>
    </style:style>
    <style:style style:name="ce2" style:family="table-cell">
      <style:text-properties fo:font-size="10pt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text-properties fo:font-size="8pt" style:font-size-asian="8pt" style:font-size-complex="8pt"/>
    </style:style>
    <style:style style:name="ce5" style:family="table-cell">
      <style:text-properties fo:color="#ffffff" loext:opacity="100%" loext:color-lum-mod="100%" loext:color-lum-off="0%"/>
    </style:style>
    <style:style style:name="P1" style:family="paragraph">
      <style:text-properties fo:font-size="10pt"/>
    </style:style>
    <style:style style:name="P2" style:family="paragraph">
      <style:text-properties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</style:style>
    <style:style style:name="P6" style:family="paragraph">
      <style:text-properties fo:color="#ffffff" loext:opacity="100%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loext:graphic-properties draw:fill="none"/>
      <style:text-properties fo:font-size="8pt"/>
    </style:style>
    <style:style style:name="T1" style:family="text">
      <style:text-properties fo:color="#ffffff" loext:opacity="100%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2a6099" loext:opacity="100%" fo:font-size="7pt" style:font-size-asian="7pt" style:font-size-complex="7pt"/>
    </style:style>
    <style:style style:name="T4" style:family="text">
      <style:text-properties fo:font-size="8pt"/>
    </style:style>
    <style:style style:name="T5" style:family="text">
      <style:text-properties fo:font-size="8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581cm" svg:height="4.586cm" svg:x="3.842cm" svg:y="1.097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omit &lt;POS&gt;</text:span></text:p>
              </table:table-cell>
              <table:table-cell>
                <text:p text:style-name="P3"><text:span text:style-name="T2">omit 1</text:span></text:p>
              </table:table-cell>
              <table:table-cell>
                <text:p text:style-name="P3"><text:span text:style-name="T2">Test </text:span></text:p>
              </table:table-cell>
              <table:table-cell>
                <text:p text:style-name="P3"><text:span text:style-name="T2">Tst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">cut l|r &lt;MIN&gt; &lt;MAX&gt; </text:span></text:p>
              </table:table-cell>
              <table:table-cell>
                <text:p text:style-name="P3"><text:span text:style-name="T2">cut l 0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  <text:p text:style-name="P3"><text:span text:style-name="T2">est</text:span></text:p>
                <text:p text:style-name="P3"><text:span text:style-name="T2">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deduplicate_reversed</text:span></text:p>
              </table:table-cell>
              <table:table-cell table:style-name="ce2">
                <text:p text:style-name="P1"><text:span text:style-name="T2">deduplicate_reversed</text:span></text:p>
              </table:table-cell>
              <table:table-cell>
                <text:p text:style-name="P3"><text:span text:style-name="T2">Testtse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duplicate</text:span></text:p>
              </table:table-cell>
              <table:table-cell>
                <text:p text:style-name="P1"><text:span text:style-name="T2">deduplicate</text:span></text:p>
              </table:table-cell>
              <table:table-cell>
                <text:p text:style-name="P1"><text:span text:style-name="T2">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1" table:default-cell-style-name="ce2">
              <table:table-cell>
                <text:p><text:span text:style-name="T2">detriplicate</text:span></text:p>
              </table:table-cell>
              <table:table-cell>
                <text:p text:style-name="P1"><text:span text:style-name="T2">detriplicate</text:span></text:p>
              </table:table-cell>
              <table:table-cell>
                <text:p text:style-name="P1"><text:span text:style-name="T2">TestTestTest</text:span></text:p>
              </table:table-cell>
              <table:table-cell>
                <text:p text:style-name="P1"><text:span text:style-name="T2">Test</text:span></text:p>
              </table:table-cell>
            </table:table-row>
            <table:table-row table:style-name="ro3" table:default-cell-style-name="ce2">
              <table:table-cell>
                <text:p><text:span text:style-name="T2">discard_endings “&lt;file&gt;”</text:span></text:p>
              </table:table-cell>
              <table:table-cell>
                <text:p text:style-name="P1"><text:span text:style-name="T2">discard_endings “discard_endings/de.txt”</text:span></text:p>
              </table:table-cell>
              <table:table-cell>
                <text:p text:style-name="P1"><text:span text:style-name="T2">Dies ist ein</text:span></text:p>
                <text:p text:style-name="P1"><text:span text:style-name="T2">Diesist ein</text:span></text:p>
              </table:table-cell>
              <table:table-cell>
                <text:p text:style-name="P1"><text:span text:style-name="T2">Dies</text:span></text:p>
                <text:p text:style-name="P1"><text:span text:style-name="T2">Diesi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81cm" svg:height="5.331cm" svg:x="5.661cm" svg:y="10.045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2"><text:span text:style-name="T2">lower [&lt;POS&gt;]</text:span></text:p>
              </table:table-cell>
              <table:table-cell>
                <text:p text:style-name="P3"><text:span text:style-name="T2">lower </text:span></text:p>
                <text:p text:style-name="P3"><text:span text:style-name="T2">lower 1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 </text:span></text:p>
                <text:p text:style-name="P3"><text:span text:style-name="T2">Test</text:span></text:p>
              </table:table-cell>
            </table:table-row>
            <table:table-row table:style-name="ro5" table:default-cell-style-name="ce3">
              <table:table-cell>
                <text:p text:style-name="P2"><text:span text:style-name="T2">upper [&lt;POS&gt;]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2"><text:span text:style-name="T2">capitalize</text:span></text:p>
              </table:table-cell>
              <table:table-cell>
                <text:p text:style-name="P3"><text:span text:style-name="T2">capitaliz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title</text:span></text:p>
              </table:table-cell>
              <table:table-cell>
                <text:p text:style-name="P3"><text:span text:style-name="T2">title</text:span></text:p>
              </table:table-cell>
              <table:table-cell>
                <text:p text:style-name="P3"><text:span text:style-name="T2">this is a test</text:span></text:p>
              </table:table-cell>
              <table:table-cell>
                <text:p text:style-name="P3"><text:span text:style-name="T2">This Is A Tes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swapcase</text:span></text:p>
              </table:table-cell>
              <table:table-cell table:style-name="ce2">
                <text:p text:style-name="P1"><text:span text:style-name="T2">swapcase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2.682cm" svg:height="1.673cm" svg:x="3.668cm" svg:y="0.308cm">
          <draw:text-box>
            <text:p><text:span text:style-name="T2">Reduce</text:span></text:p>
            <text:p><text:span text:style-name="T2"/></text:p>
          </draw:text-box>
        </draw:frame>
        <draw:frame draw:style-name="gr2" draw:text-style-name="P5" draw:layer="layout" svg:width="2.475cm" svg:height="0.962cm" svg:x="3.557cm" svg:y="6.667cm">
          <draw:text-box>
            <text:p>Extend</text:p>
          </draw:text-box>
        </draw:frame>
        <draw:frame draw:style-name="gr3" draw:text-style-name="P5" draw:layer="layout" svg:width="2.479cm" svg:height="0.962cm" svg:x="21.272cm" svg:y="6.34cm">
          <draw:text-box>
            <text:p>Extract</text:p>
          </draw:text-box>
        </draw:frame>
        <draw:frame draw:style-name="gr2" draw:text-style-name="P5" draw:layer="layout" svg:width="2.331cm" svg:height="0.962cm" svg:x="20.955cm" svg:y="5.08cm">
          <draw:text-box>
            <text:p>Derive</text:p>
          </draw:text-box>
        </draw:frame>
        <draw:frame draw:style-name="standard" draw:layer="layout" svg:width="16.581cm" svg:height="4.787cm" svg:x="1.87cm" svg:y="6.405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><text:span text:style-name="T1">Operation</text:span></text:p>
              </table:table-cell>
              <table:table-cell>
                <text:p text:style-name="P1"><text:span text:style-name="T2">Example(s)</text:span></text:p>
              </table:table-cell>
              <table:table-cell>
                <text:p text:style-name="P1"><text:span text:style-name="T2">Input</text:span></text:p>
              </table:table-cell>
              <table:table-cell>
                <text:p text:style-name="P1"><text:span text:style-name="T2">Output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append [each] “&lt;STR&gt;”</text:span></text:p>
              </table:table-cell>
              <table:table-cell>
                <text:p text:style-name="P3"><text:span text:style-name="T2">append “a”</text:span></text:p>
                <text:p text:style-name="P3"><text:span text:style-name="T2">ap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Testa</text:span></text:p>
                <text:p text:style-name="P3"><text:span text:style-name="T2">Taeasata</text:span></text:p>
              </table:table-cell>
            </table:table-row>
            <table:table-row table:style-name="ro3" table:default-cell-style-name="ce3">
              <table:table-cell>
                <text:p text:style-name="P2"><text:span text:style-name="T2">prepend [each] “&lt;STR&gt;”</text:span></text:p>
              </table:table-cell>
              <table:table-cell>
                <text:p text:style-name="P3"><text:span text:style-name="T2">prepend “a”</text:span></text:p>
                <text:p text:style-name="P3"><text:span text:style-name="T2">prepend each “a”</text:span></text:p>
              </table:table-cell>
              <table:table-cell>
                <text:p text:style-name="P3"><text:span text:style-name="T2">Test</text:span></text:p>
                <text:p text:style-name="P3"><text:span text:style-name="T2">Test</text:span></text:p>
              </table:table-cell>
              <table:table-cell>
                <text:p text:style-name="P3"><text:span text:style-name="T2">aTest</text:span></text:p>
                <text:p text:style-name="P3"><text:span text:style-name="T2">aTaeasat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">multiply &lt;N&gt;</text:span></text:p>
              </table:table-cell>
              <table:table-cell>
                <text:p text:style-name="P3"><text:span text:style-name="T2">multiply 2</text:span></text:p>
              </table:table-cell>
              <table:table-cell>
                <text:p text:style-name="P3"><text:span text:style-name="T2">Test</text:span></text:p>
              </table:table-cell>
              <table:table-cell>
                <text:p text:style-name="P3"><text:span text:style-name="T2">TestTest</text:span></text:p>
              </table:table-cell>
            </table:table-row>
            <table:table-row table:style-name="ro1" table:default-cell-style-name="ce4"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5" draw:layer="layout" svg:width="5.08cm" svg:height="1.673cm" svg:x="3.81cm" svg:y="12.614cm">
          <draw:text-box>
            <text:p>Transform</text:p>
          </draw:text-box>
        </draw:frame>
      </draw:page>
      <draw:page draw:name="page2" draw:style-name="dp1" draw:master-page-name="Default">
        <draw:frame draw:style-name="standard" draw:layer="layout" svg:width="18.799cm" svg:height="10.77cm" svg:x="3.155cm" svg:y="0.793cm">
          <table:table table:template-name="black-dark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row table:style-name="ro1" table:default-cell-style-name="ce5">
              <table:table-cell>
                <text:p text:style-name="P6">Operation</text:p>
              </table:table-cell>
              <table:table-cell>
                <text:p text:style-name="P6">Example(s)</text:p>
              </table:table-cell>
              <table:table-cell>
                <text:p text:style-name="P6">Input</text:p>
              </table:table-cell>
              <table:table-cell>
                <text:p text:style-name="P6">Output</text:p>
              </table:table-cell>
            </table:table-row>
            <table:table-row table:style-name="ro6" table:default-cell-style-name="dark-gray">
              <table:table-cell>
                <text:p><text:span text:style-name="T2">correct_spelling</text:span></text:p>
                <text:p><text:span text:style-name="T2">DICTIONARIES = [“de”,”en”]</text:span></text:p>
                <text:p><text:span text:style-name="T2">MAX_EDIT_DISTANCE = 1</text:span></text:p>
              </table:table-cell>
              <table:table-cell>
                <text:p>correct_spelling</text:p>
              </table:table-cell>
              <table:table-cell>
                <text:p>Pythonn</text:p>
              </table:table-cell>
              <table:table-cell>
                <text:p>Pythons</text:p>
                <text:p>Python</text:p>
              </table:table-cell>
            </table:table-row>
            <table:table-row table:style-name="ro6" table:default-cell-style-name="gray">
              <table:table-cell>
                <text:p>dehex</text:p>
              </table:table-cell>
              <table:table-cell>
                <text:p>dehex</text:p>
              </table:table-cell>
              <table:table-cell>
                <text:p>$HEX[41464645]</text:p>
              </table:table-cell>
              <table:table-cell>
                <text:p>AFFE</text:p>
              </table:table-cell>
            </table:table-row>
            <table:table-row table:style-name="ro7" table:default-cell-style-name="dark-gray">
              <table:table-cell>
                <text:p>deleetify</text:p>
                <text:p/>
                <text:p>(Basic deleetifications can also be done using “replace” or “map”.)</text:p>
              </table:table-cell>
              <table:table-cell>
                <text:p>deleetify</text:p>
              </table:table-cell>
              <table:table-cell>
                <text:p>D1ct10n4ry</text:p>
              </table:table-cell>
              <table:table-cell>
                <text:p>Dictionary</text:p>
                <text:p>Diction4ry</text:p>
                <text:p>Dicti0nary</text:p>
                <text:p>D1ct1onary</text:p>
                <text:p>D1ct1on4ry</text:p>
                <text:p>Dicti0n4ry</text:p>
                <text:p>D1ct10nary</text:p>
              </table:table-cell>
            </table:table-row>
            <table:table-row table:style-name="ro8" table:default-cell-style-name="gray">
              <table:table-cell/>
              <table:table-cell/>
              <table:table-cell/>
              <table:table-cell/>
            </table:table-row>
            <table:table-row table:style-name="ro9" table:default-cell-style-name="dark-gray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5" draw:layer="layout" svg:width="2.331cm" svg:height="0.962cm" svg:x="1.25cm" svg:y="0.038cm">
          <draw:text-box>
            <text:p>Fix</text:p>
          </draw:text-box>
        </draw:frame>
        <draw:frame draw:style-name="standard" draw:layer="layout" svg:width="18.799cm" svg:height="5.285cm" svg:x="3.688cm" svg:y="3.837cm">
          <table:table table:template-name="black-dark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4"/>
            <table:table-row table:style-name="ro1" table:default-cell-style-name="black">
              <table:table-cell table:style-name="ce5">
                <text:p><text:span text:style-name="T1">Operation</text:span></text:p>
              </table:table-cell>
              <table:table-cell>
                <text:p><text:span text:style-name="T2">Example(s)</text:span></text:p>
              </table:table-cell>
              <table:table-cell>
                <text:p><text:span text:style-name="T2">Input</text:span></text:p>
              </table:table-cell>
              <table:table-cell>
                <text:p><text:span text:style-name="T2">Output</text:span></text:p>
              </table:table-cell>
            </table:table-row>
            <table:table-row table:style-name="ro3" table:default-cell-style-name="ce4">
              <table:table-cell>
                <text:p text:style-name="P7">ilist_if_any([N/A=&lt;BOOL&gt;, []=&lt;BOOL&gt;,] &lt;COP&gt;)</text:p>
              </table:table-cell>
              <table:table-cell>
                <text:p text:style-name="P7">ilist_if_any(*lower is_pattern)</text:p>
              </table:table-cell>
              <table:table-cell>
                <text:p text:style-name="P7">abABab</text:p>
              </table:table-cell>
              <table:table-cell>
                <text:p text:style-name="P7">abABab</text:p>
              </table:table-cell>
            </table:table-row>
            <table:table-row table:style-name="ro10" table:default-cell-style-name="ce4">
              <table:table-cell>
                <text:p text:style-name="P7">is_part_of “&lt;STR&gt;”<text:line-break/><text:span text:style-name="T3">ENTRY_MIN_LENGTH = 3</text:span></text:p>
                <text:p text:style-name="P7"><text:span text:style-name="T3">MIN_SEQUENCE_LENGTH = 3</text:span></text:p>
                <text:p text:style-name="P7"><text:span text:style-name="T3">WRAP_AROUND = True</text:span></text:p>
              </table:table-cell>
              <table:table-cell>
                <text:p text:style-name="P7">is_part_of “abcdefgh”</text:p>
              </table:table-cell>
              <table:table-cell>
                <text:p text:style-name="P7">abc</text:p>
              </table:table-cell>
              <table:table-cell>
                <text:p text:style-name="P7">abc</text:p>
              </table:table-cell>
            </table:table-row>
            <table:table-row table:style-name="ro1" table:default-cell-style-name="ce4">
              <table:table-cell>
                <text:p text:style-name="P7">is_pattern</text:p>
              </table:table-cell>
              <table:table-cell>
                <text:p text:style-name="P7">is_pattern</text:p>
              </table:table-cell>
              <table:table-cell>
                <text:p text:style-name="P7">qpqpqp</text:p>
              </table:table-cell>
              <table:table-cell>
                <text:p text:style-name="P7">qpqpqp</text:p>
              </table:table-cell>
            </table:table-row>
            <table:table-row table:style-name="ro1" table:default-cell-style-name="ce4">
              <table:table-cell>
                <text:p text:style-name="P7">is_regular_word<text:line-break/>DICTIONARIES = ["de","en"]<text:line-break/></text:p>
              </table:table-cell>
              <table:table-cell/>
              <table:table-cell/>
              <table:table-cell/>
            </table:table-row>
            <table:table-row table:style-name="ro4" table:default-cell-style-name="dark-gray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3" draw:style-name="dp1" draw:master-page-name="Default">
        <draw:frame draw:style-name="gr5" draw:text-style-name="P9" draw:layer="layout" svg:width="22.87cm" svg:height="12.017cm" svg:x="5.07cm" svg:y="2.27cm">
          <draw:text-box>
            <text:p><text:span text:style-name="T4">- [Transformer or Extractor] an entry cannot be processed; e.g., get_no(“abc”) </text:span><text:span text:style-name="T4"><text:tab/></text:span><text:span text:style-name="T4"><text:tab/></text:span><text:span text:style-name="T4">=&gt; None</text:span></text:p>
            <text:p><text:span text:style-name="T4">- [Filter] an entry is filtered (the filter rejects the entry); e.g., is_no(“abc”) </text:span><text:span text:style-name="T4"><text:tab/></text:span><text:span text:style-name="T4"><text:tab/></text:span><text:span text:style-name="T4">=&gt; []</text:span></text:p>
            <text:p><text:span text:style-name="T4">- [Transformer] an entry can be processed, but the result is empty; e.g., remove_no(“1248”)=&gt; []</text:span></text:p>
            <text:p><text:span text:style-name="T4"/></text:p>
            <text:p><text:span text:style-name="T4">- “*”[Transformer or Extractor] if an entry cannot be processed, return the original entry otherwise return only the transformed or the extracted entries</text:span></text:p>
            <text:p><text:span text:style-name="T4">- “+”[Transformer or Extractor] Return the result of the operation and the original entry (as the first element)</text:span></text:p>
            <text:p><text:span text:style-name="T4">- “!”[Filter] inverts the result of a filter.</text:span></text:p>
            <text:p><text:span text:style-name="T4"/></text:p>
            <text:p><text:span text:style-name="T4">Operations which operate on the intermediate set as a whole start with “iset_”, in cases where the intermediate set should be processed in an per-entry manner, iset_foreach can be used.</text:span></text:p>
            <text:p><text:span text:style-name="T4"/></text:p>
            <text:p><text:span text:style-name="T4"/></text:p>
            <text:p><text:span text:style-name="T4">Example:</text:span><text:span text:style-name="T4"><text:tab/></text:span></text:p>
            <text:p><text:span text:style-name="T4">remove_no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*remove_no</text:span><text:span text:style-name="T4"><text:tab/></text:span><text:span text:style-name="T4"><text:tab/></text:span><text:span text:style-name="T4"><text:tab/></text:span><text:span text:style-name="T4"><text:tab/></text:span><text:span text:style-name="T4">+remove_no</text:span></text:p>
            <text:p><text:span text:style-name="T4">remove_no(“121”) =&gt; []</text:span><text:span text:style-name="T4"><text:tab/></text:span><text:span text:style-name="T4"><text:tab/></text:span><text:span text:style-name="T4"><text:tab/></text:span><text:span text:style-name="T4"><text:tab/></text:span><text:span text:style-name="T4">[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[“121”]</text:span></text:p>
            <text:p><text:span text:style-name="T4">remove_no(“a12”) =&gt; [“a”]</text:span><text:span text:style-name="T4"><text:tab/></text:span><text:span text:style-name="T4"><text:tab/></text:span><text:span text:style-name="T4"><text:tab/></text:span><text:span text:style-name="T4"><text:tab/></text:span><text:span text:style-name="T4">[“a”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[“a12”,”a”]</text:span></text:p>
            <text:p><text:span text:style-name="T4">remove_no(“abc”) =&gt; None</text:span><text:span text:style-name="T4"><text:tab/></text:span><text:span text:style-name="T4"><text:tab/></text:span><text:span text:style-name="T4"><text:tab/></text:span><text:span text:style-name="T4"><text:tab/></text:span><text:span text:style-name="T4">[“abc”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[“121”]</text:span></text:p>
            <text:p text:style-name="P8"><text:span text:style-name="T4">remove_no(“abc1”) =&gt; None</text:span><text:span text:style-name="T4"><text:tab/></text:span><text:span text:style-name="T4"><text:tab/></text:span><text:span text:style-name="T4"><text:tab/></text:span><text:span text:style-name="T4"><text:tab/></text:span><text:span text:style-name="T4">[“abc”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[“abc1”,”abc”]</text:span></text:p>
            <text:p><text:span text:style-name="T4"/></text:p>
            <text:p><text:span text:style-name="T5">In general, when processing an intermediate list with multiple entries, the (meta-)operations perform per-entry and “if-any” processing (and join the results). </text:span></text:p>
            <text:p><text:span text:style-name="T4">remove_no([“111”,”222”]) =&gt; []</text:span><text:span text:style-name="T4"><text:tab/></text:span><text:span text:style-name="T4"><text:tab/></text:span><text:span text:style-name="T4"><text:tab/></text:span><text:span text:style-name="T4"><text:tab/></text:span><text:span text:style-name="T4">[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[“111”,”222”]</text:span></text:p>
            <text:p text:style-name="P8"><text:span text:style-name="T6">remove_no([“abc”,”def”]) =&gt; None</text:span><text:span text:style-name="T6"><text:tab/></text:span><text:span text:style-name="T6"><text:tab/></text:span><text:span text:style-name="T6"><text:tab/></text:span><text:span text:style-name="T6">[“abc”,”def”]</text:span><text:span text:style-name="T6"><text:tab/></text:span><text:span text:style-name="T6"><text:tab/></text:span><text:span text:style-name="T6"><text:tab/></text:span><text:span text:style-name="T6"><text:tab/></text:span><text:span text:style-name="T6">[</text:span><text:span text:style-name="T4">“abc”,”def”]</text:span></text:p>
            <text:p text:style-name="P8"><text:span text:style-name="T6">remove_no([“111”,”def”]) =&gt; []</text:span><text:span text:style-name="T6"><text:tab/></text:span><text:span text:style-name="T6"><text:tab/></text:span><text:span text:style-name="T6"><text:tab/></text:span><text:span text:style-name="T6"><text:tab/></text:span><text:span text:style-name="T6">[”def”]</text:span><text:span text:style-name="T6"><text:tab/></text:span><text:span text:style-name="T6"> (requires per-entry processing!)</text:span><text:span text:style-name="T6"><text:tab/></text:span><text:span text:style-name="T6">[</text:span><text:span text:style-name="T4">“111”,”def”]</text:span></text:p>
            <text:p text:style-name="P8"><text:span text:style-name="T6">remove_no([“abc1”,”2def”]) =&gt; [“abc”,”def”]</text:span><text:span text:style-name="T6"><text:tab/></text:span><text:span text:style-name="T6"><text:tab/></text:span><text:span text:style-name="T6">[“abc”,”def”]</text:span><text:span text:style-name="T6"><text:tab/></text:span><text:span text:style-name="T6"><text:tab/></text:span><text:span text:style-name="T6"><text:tab/></text:span><text:span text:style-name="T6"><text:tab/></text:span><text:span text:style-name="T6">[“abc1”, </text:span><text:span text:style-name="T4">“abc”, “2def”, ”def”]</text:span><text:span text:style-name="T4"><text:tab/></text:span><text:span text:style-name="T4">(maintaining the order requires per-entry processing because the number of returned elements per input-entry cannot be determined otherwise!)</text:span></text:p>
            <text:p text:style-name="P8"><text:span text:style-name="T4">remove_no([“121”,”a12”,”abc”,”abc1”]) =&gt; [“a”,”abc”,”abc”]</text:span><text:span text:style-name="T4"><text:tab/></text:span><text:span text:style-name="T4">[“a”,”abc”,”abc”]</text:span><text:span text:style-name="T4"><text:tab/></text:span><text:span text:style-name="T4"><text:tab/></text:span><text:span text:style-name="T4"><text:tab/></text:span><text:span text:style-name="T4"><text:tab/></text:span><text:span text:style-name="T4">[“121”,”a12”,”a”,”abc”,”abc1”,”abc”]</text:span></text:p>
            <text:p text:style-name="P8"><text:span text:style-name="T4"/></text:p>
            <text:p text:style-name="P8"><text:span text:style-name="T4">Joining of results:</text:span></text:p>
            <text:p text:style-name="P8"><text:span text:style-name="T4">None + None =&gt; None</text:span></text:p>
            <text:p text:style-name="P8"><text:span text:style-name="T4">[] + None =&gt; []</text:span></text:p>
            <text:p text:style-name="P8"><text:span text:style-name="T4">None + [] =&gt; []</text:span></text:p>
            <text:p text:style-name="P8"><text:span text:style-name="T4">[] + [] =&gt; []</text:span></text:p>
            <text:p text:style-name="P8"><text:span text:style-name="T4">[] + […] = [...]</text:span></text:p>
            <text:p text:style-name="P8"><text:span text:style-name="T4">[…] + [] = […]</text:span></text:p>
            <text:p text:style-name="P8"><text:span text:style-name="T4">None + […] = […]</text:span></text:p>
            <text:p text:style-name="P8"><text:span text:style-name="T6">[…] + None = […]</text:span></text:p>
            <text:p text:style-name="P8"><text:span text:style-name="T6">[...a] + [...b] = [...a || ...b]</text:span></text:p>
          </draw:text-box>
        </draw:frame>
      </draw:page>
      <draw:page draw:name="page4" draw:style-name="dp1" draw:master-page-name="Default">
        <draw:frame draw:style-name="gr6" draw:text-style-name="P10" draw:layer="layout" svg:width="25.458cm" svg:height="1.826cm" svg:x="8.89cm" svg:y="5.069cm">
          <draw:text-box>
            <text:p><text:span text:style-name="T7">Let’s assume that you want to convert words that just consist of capital letters to title case. </text:span></text:p>
            <text:p><text:span text:style-name="T7">In this scenario you need to combine some reasoning about the entry with the capitalization</text:span></text:p>
            <text:p><text:span text:style-name="T7">Operation, e.g. “AlexMax PUTOIN” =&gt; “AlexMax Putoin”:</text:span></text:p>
            <text:p><text:span text:style-name="T4"/></text:p>
            <text:p><text:span text:style-name="T4"><text:s/></text:span><text:span text:style-name="T4">./dj.py <text:s/>'split " " ~iset_foreach( max lower 0 min upper 1 capitalize ) iset_concat " " report'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lobale_20_Parameter" style:display-name="Globale Parameter" style:family="graphic" style:parent-style-name="Text">
      <style:text-properties fo:color="#2a6099" loext:opacity="100%" loext:color-lum-mod="100%" loext:color-lum-off="0%" style:font-name="Liberation Sans1" fo:font-family="'Liberation Sans'" style:font-style-name="Standard" style:font-family-generic="swiss" style:font-pitch="variable" fo:font-size="7pt" style:font-size-asian="8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36:47.300813692</meta:creation-date>
    <dc:date>2023-06-09T13:27:58.511935859</dc:date>
    <meta:editing-duration>P4DT15H50M24S</meta:editing-duration>
    <meta:editing-cycles>26</meta:editing-cycles>
    <meta:generator>LibreOffice/7.5.3.2$Linux_X86_64 LibreOffice_project/67bf5ab3e8553b11738d1302ab7051a12dd8b40d</meta:generator>
    <meta:document-statistic meta:object-count="13"/>
  </office:meta>
</office:document-meta>
</file>